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number-columns-repeated="5"/>
          <table:table-cell office:value-type="string">
            <text:p>Lambda=5893 angstrom</text:p>
          </table:table-cell>
          <table:table-cell/>
          <table:table-cell office:value-type="string">
            <text:p>5.893*10^-5 cm</text:p>
          </table:table-cell>
        </table:table-row>
        <table:table-row table:style-name="ro1">
          <table:table-cell office:value-type="string">
            <text:p>ring no.</text:p>
          </table:table-cell>
          <table:table-cell office:value-type="string">
            <text:p>scale reading</text:p>
          </table:table-cell>
          <table:table-cell office:value-type="string">
            <text:p>div of vernier</text:p>
          </table:table-cell>
          <table:table-cell office:value-type="string">
            <text:p>reading in cm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85">
            <text:p>5.85</text:p>
          </table:table-cell>
          <table:table-cell office:value-type="float" office:value="19">
            <text:p>19</text:p>
          </table:table-cell>
          <table:table-cell office:value-type="float" office:value="5.869">
            <text:p>5.869</text:p>
          </table:table-cell>
          <table:table-cell table:formula="of:=[.D3]-[.D43]" office:value-type="float" office:value="0.581">
            <text:p>0.58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.85">
            <text:p>5.8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.85">
            <text:p>5.8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85">
            <text:p>5.8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8">
            <text:p>5.8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8">
            <text:p>5.8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8">
            <text:p>5.8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8">
            <text:p>5.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75">
            <text:p>5.7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75">
            <text:p>5.7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75">
            <text:p>5.75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75">
            <text:p>5.7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75">
            <text:p>5.7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7">
            <text:p>5.7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93*10^-5cmE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7">
            <text:p>5.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7">
            <text:p>5.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65">
            <text:p>5.65</text:p>
          </table:table-cell>
          <table:table-cell office:value-type="float" office:value="28">
            <text:p>28</text:p>
          </table:table-cell>
          <table:table-cell office:value-type="float" office:value="5.678">
            <text:p>5.678</text:p>
          </table:table-cell>
          <table:table-cell table:formula="of:=[.D22]-[.D24]" office:value-type="float" office:value="0.199">
            <text:p>0.199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45">
            <text:p>5.45</text:p>
          </table:table-cell>
          <table:table-cell office:value-type="float" office:value="29">
            <text:p>29</text:p>
          </table:table-cell>
          <table:table-cell office:value-type="float" office:value="5.479">
            <text:p>5.47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45">
            <text:p>5.4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4">
            <text:p>5.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35">
            <text:p>5.35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5">
            <text:p>5.35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35">
            <text:p>5.3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35">
            <text:p>5.3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35">
            <text:p>5.3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3">
            <text:p>5.3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3">
            <text:p>5.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3">
            <text:p>5.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3">
            <text:p>5.3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3">
            <text:p>5.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.3">
            <text:p>5.3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.3">
            <text:p>5.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office:value-type="float" office:value="38">
            <text:p>38</text:p>
          </table:table-cell>
          <table:table-cell office:value-type="float" office:value="5.288">
            <text:p>5.288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07:32</meta:creation-date>
    <dc:date>2017-09-28T16:24:15</dc:date>
    <meta:editing-duration>PT46M23S</meta:editing-duration>
    <meta:editing-cycles>5</meta:editing-cycles>
    <meta:generator>LibreOffice/3.5$Linux_X86_64 LibreOffice_project/350m1$Build-2</meta:generator>
    <meta:document-statistic meta:table-count="3" meta:cell-count="134" meta:object-count="0"/>
  </office:meta>
</office:document-meta>
</file>